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2cm" fo:min-width="5.339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549cm" fo:min-width="6.89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669cm" fo:min-width="6.237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3.24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paragraph-properties fo:text-align="center"/>
      <style:text-properties fo:color="#000000" loext:opacity="100%" fo:font-weight="bold" fo:background-color="#ffff00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 fo:font-weight="bold" fo:background-color="#ffff00" style:font-weight-asian="bold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000000" loext:opacity="100%" fo:font-weight="bold" fo:background-color="#ffff00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3.492cm" svg:x="6.08cm" svg:y="6.397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207cm" svg:y1="9.89cm" svg:x2="10.207cm" svg:y2="12.43cm">
          <text:p/>
        </draw:line>
        <draw:custom-shape draw:style-name="gr3" draw:text-style-name="P4" draw:layer="layout" svg:width="11.748cm" svg:height="4.445cm" svg:x="4.174cm" svg:y="12.43cm">
          <text:p text:style-name="P4"><text:span text:style-name="T2">Print “Khaled Salah”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9.525cm" svg:height="4.127cm" svg:x="5.445cm" svg:y="19.415cm">
          <text:p text:style-name="P1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572cm" svg:y1="16.875cm" svg:x2="9.572cm" svg:y2="19.415cm">
          <text:p/>
        </draw:line>
        <draw:frame draw:style-name="gr6" draw:text-style-name="P6" draw:layer="layout" svg:width="8.572cm" svg:height="3.492cm" svg:x="5.445cm" svg:y="2.905cm">
          <draw:text-box>
            <text:p text:style-name="P5"><text:span text:style-name="T3">Print your name on scree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1T12:35:20.978396874</meta:creation-date>
    <dc:date>2023-12-11T12:40:25.001649112</dc:date>
    <meta:editing-duration>PT5M6S</meta:editing-duration>
    <meta:editing-cycles>1</meta:editing-cycles>
    <meta:document-statistic meta:object-count="6"/>
    <meta:generator>LibreOffice/7.3.7.2$Linux_X86_64 LibreOffice_project/30$Build-2</meta:generator>
  </office:meta>
</office:document-meta>
</file>